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434.86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Gallons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Gallons/min</text:p>
          </table:table-cell>
          <table:table-cell office:value-type="float" office:value="2500" calcext:value-type="float">
            <text:p>25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Cu-in/rev</text:p>
          </table:table-cell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Cu-in/Cu-in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Gal/Gal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s/rev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-in/gal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Steps/sec</text:p>
          </table:table-cell>
          <table:table-cell table:formula="of:=ROUNDDOWN([.C3]/60 * [.C8] / [.C4] * [.C7])" office:value-type="float" office:value="1480" calcext:value-type="float">
            <text:p>1480</text:p>
          </table:table-cell>
          <table:table-cell office:value-type="string" calcext:value-type="string">
            <text:p>Steps/Rev = (mGPM/60) * (mCu-in/gal) / (mGal/Gal) / (mCu-in/rev) * (Steps/Rev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Steps</text:p>
          </table:table-cell>
          <table:table-cell table:formula="of:=ROUNDDOWN([.C2] * [.C8] / [.C4] * [.C7])" office:value-type="float" office:value="71076" calcext:value-type="float">
            <text:p>71076</text:p>
          </table:table-cell>
          <table:table-cell office:value-type="string" calcext:value-type="string">
            <text:p>Steps = (mGal) / (mGal/Gal) * (mCu-in/gal) / (mCu-in/rev) * (Steps/rev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teps/sec Blue</text:p>
          </table:table-cell>
          <table:table-cell table:formula="of:=ROUNDDOWN([.C12]*[.C10]/([.C10]+100))" office:value-type="float" office:value="986" calcext:value-type="float">
            <text:p>9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s/sec Red</text:p>
          </table:table-cell>
          <table:table-cell table:formula="of:=ROUNDDOWN([.C12]*100/([.C10]+100)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eck Steps/Sec</text:p>
          </table:table-cell>
          <table:table-cell table:formula="of:=[.C15]+[.C16]" office:value-type="float" office:value="1479" calcext:value-type="float">
            <text:p>147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teps Blue</text:p>
          </table:table-cell>
          <table:table-cell table:formula="of:=[.C13]*[.C10]/([.C10]+100)" office:value-type="float" office:value="47384" calcext:value-type="float">
            <text:p>473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s Red</text:p>
          </table:table-cell>
          <table:table-cell table:formula="of:=[.C13]*100/([.C10]+100)" office:value-type="float" office:value="23692" calcext:value-type="float">
            <text:p>236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eck Steps</text:p>
          </table:table-cell>
          <table:table-cell table:formula="of:=[.C19]+[.C20]" office:value-type="float" office:value="71076" calcext:value-type="float">
            <text:p>71076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 Blue</text:p>
          </table:table-cell>
          <table:table-cell table:formula="of:=[.C19]/[.C15]" office:value-type="float" office:value="48.0567951318458" calcext:value-type="float">
            <text:p>48.05679513184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 Red</text:p>
          </table:table-cell>
          <table:table-cell table:formula="of:=[.C20]/[.C16]" office:value-type="float" office:value="48.0567951318458" calcext:value-type="float">
            <text:p>48.056795131845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PM Blue</text:p>
          </table:table-cell>
          <table:table-cell table:formula="of:=[.C15]/[.C7]*60" office:value-type="float" office:value="295.8" calcext:value-type="float">
            <text:p>295.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PM Red</text:p>
          </table:table-cell>
          <table:table-cell table:formula="of:=[.C16]/[.C7]*60" office:value-type="float" office:value="147.9" calcext:value-type="float">
            <text:p>147.9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4" table:default-cell-style-name="ce20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7" office:value-type="string" calcext:value-type="string">
            <text:p>Ratio</text:p>
          </table:table-cell>
          <table:table-cell table:style-name="ce19" office:value-type="string" calcext:value-type="string">
            <text:p>Target Red (RPM)</text:p>
          </table:table-cell>
          <table:table-cell table:style-name="ce19" office:value-type="string" calcext:value-type="string">
            <text:p>Actual Red (RPM)</text:p>
          </table:table-cell>
          <table:table-cell table:style-name="ce19" office:value-type="string" calcext:value-type="string">
            <text:p>Target Blue (RPM)</text:p>
          </table:table-cell>
          <table:table-cell table:style-name="ce19" office:value-type="string" calcext:value-type="string">
            <text:p>Actual Blue (RPM)</text:p>
          </table:table-cell>
          <table:table-cell table:style-name="ce19" office:value-type="string" calcext:value-type="string">
            <text:p>Actual Ratio</text:p>
          </table:table-cell>
          <table:table-cell table:style-name="ce19" office:value-type="string" calcext:value-type="string">
            <text:p>Ratio % Error</text:p>
          </table:table-cell>
          <table:table-cell table:style-name="ce19" office:value-type="string" calcext:value-type="string">
            <text:p>Actual GPM</text:p>
          </table:table-cell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1" calcext:value-type="float">
            <text:p>1.000</text:p>
          </table:table-cell>
          <table:table-cell table:formula="of:=([.G3]-[.B3])/[.B3]" office:value-type="percentage" office:value="0" calcext:value-type="percentage">
            <text:p>0.00%</text:p>
          </table:table-cell>
          <table:table-cell office:value-type="float" office:value="2.993" calcext:value-type="float">
            <text:p>2.993</text:p>
          </table:table-cell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 office:value-type="float" office:value="269.1" calcext:value-type="float">
            <text:p>269.1</text:p>
          </table:table-cell>
          <table:table-cell office:value-type="float" office:value="268.8" calcext:value-type="float">
            <text:p>268.8</text:p>
          </table:table-cell>
          <table:table-cell office:value-type="float" office:value="360.6" calcext:value-type="float">
            <text:p>360.6</text:p>
          </table:table-cell>
          <table:table-cell office:value-type="float" office:value="358.5" calcext:value-type="float">
            <text:p>358.5</text:p>
          </table:table-cell>
          <table:table-cell office:value-type="float" office:value="1.333" calcext:value-type="float">
            <text:p>1.333</text:p>
          </table:table-cell>
          <table:table-cell table:formula="of:=([.G4]-[.B4])/[.B4]" office:value-type="percentage" office:value="-0.00522388059701501" calcext:value-type="percentage">
            <text:p>-0.52%</text:p>
          </table:table-cell>
          <table:table-cell office:value-type="float" office:value="2.987" calcext:value-type="float">
            <text:p>2.987</text:p>
          </table:table-cell>
        </table:table-row>
        <table:table-row table:style-name="ro1">
          <table:table-cell/>
          <table:table-cell office:value-type="float" office:value="2" calcext:value-type="float">
            <text:p>2.00</text:p>
          </table:table-cell>
          <table:table-cell office:value-type="float" office:value="210" calcext:value-type="float">
            <text:p>210</text:p>
          </table:table-cell>
          <table:table-cell office:value-type="float" office:value="209.6" calcext:value-type="float">
            <text:p>209.6</text:p>
          </table:table-cell>
          <table:table-cell office:value-type="float" office:value="420" calcext:value-type="float">
            <text:p>420</text:p>
          </table:table-cell>
          <table:table-cell office:value-type="float" office:value="419.5" calcext:value-type="float">
            <text:p>419.5</text:p>
          </table:table-cell>
          <table:table-cell office:value-type="float" office:value="2.001" calcext:value-type="float">
            <text:p>2.001</text:p>
          </table:table-cell>
          <table:table-cell table:formula="of:=([.G5]-[.B5])/[.B5]" office:value-type="percentage" office:value="0.000499999999999945" calcext:value-type="percentage">
            <text:p>0.05%</text:p>
          </table:table-cell>
          <table:table-cell office:value-type="float" office:value="2.996" calcext:value-type="float">
            <text:p>2.996</text:p>
          </table:table-cell>
        </table:table-row>
        <table:table-row table:style-name="ro1">
          <table:table-cell/>
          <table:table-cell office:value-type="float" office:value="2.1" calcext:value-type="float">
            <text:p>2.10</text:p>
          </table:table-cell>
          <table:table-cell office:value-type="float" office:value="203.1" calcext:value-type="float">
            <text:p>203.1</text:p>
          </table:table-cell>
          <table:table-cell office:value-type="float" office:value="202.7" calcext:value-type="float">
            <text:p>202.7</text:p>
          </table:table-cell>
          <table:table-cell office:value-type="float" office:value="426.6" calcext:value-type="float">
            <text:p>426.6</text:p>
          </table:table-cell>
          <table:table-cell office:value-type="float" office:value="425.7" calcext:value-type="float">
            <text:p>425.7</text:p>
          </table:table-cell>
          <table:table-cell office:value-type="float" office:value="2.1" calcext:value-type="float">
            <text:p>2.100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.992" calcext:value-type="float">
            <text:p>2.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06:44:05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9-17T07:37:41.842000000</dc:date>
    <meta:editing-duration>P1DT15H45M11S</meta:editing-duration>
    <meta:editing-cycles>18</meta:editing-cycles>
    <meta:document-statistic meta:table-count="2" meta:cell-count="82" meta:object-count="0"/>
  </office:meta>
</office:document-meta>
</file>